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7161ac" style:parent-style-name="Normal">
      <style:paragraph-properties fo:line-height="100%" fo:margin-bottom="0.0mm"/>
      <style:text-properties fo:color="#7030A0" style:text-underline-style="solid"/>
    </style:style>
    <style:style style:family="table-cell" style:name="abb397a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ell" style:name="ac36792">
      <style:table-cell-properties fo:background-color="#FF0000" fo:border="0.0007in solid #000000" fo:border-bottom="0.18mm solid #000000" fo:border-left="0.18mm solid #000000" fo:border-right="0.18mm solid #000000" fo:border-top="0.18mm solid #000000" fo:padding="0.0382in" fo:padding-bottom="0.0mm" fo:padding-left="1.91mm" fo:padding-right="1.91mm" fo:padding-top="0.0mm"/>
    </style:style>
    <style:style style:family="paragraph" style:name="ad54d49" style:parent-style-name="Normal">
      <style:paragraph-properties fo:line-height="100%" fo:margin-bottom="0.0mm"/>
      <style:text-properties fo:color="#7030A0" style:text-underline-style="solid"/>
    </style:style>
    <style:style style:family="table-cell" style:name="a018e77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afec1" style:parent-style-name="Normal">
      <style:paragraph-properties fo:line-height="100%" fo:margin-bottom="0.0mm"/>
      <style:text-properties fo:color="#00B0F0" fo:font-style="italic" style:font-style-asian="italic"/>
    </style:style>
    <style:style style:family="table-cell" style:name="a16e464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ext" style:name="a32d4cd" style:parent-style-name="DefaultParagraphFont">
      <style:text-properties fo:color="#FF0000" fo:font-weight="bold" style:font-weight-asian="bold"/>
    </style:style>
    <style:style style:family="paragraph" style:name="a61d53f" style:parent-style-name="Normal">
      <style:paragraph-properties fo:break-before="page" fo:line-height="100%" fo:margin-bottom="0.0mm"/>
      <style:text-properties/>
    </style:style>
    <style:style style:family="table-cell" style:name="a4f5576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678c90">
      <style:table-column-properties style:rel-column-width="72*"/>
    </style:style>
    <style:style style:family="table-column" style:name="ad28286">
      <style:table-column-properties style:rel-column-width="23*"/>
    </style:style>
    <style:style style:family="table-column" style:name="ab3609c">
      <style:table-column-properties style:rel-column-width="5*"/>
    </style:style>
    <style:style style:family="table" style:name="a4c632c">
      <style:table-properties fo:margin-left="0.0mm" style:width="15.984cm" table:align="left"/>
    </style:style>
    <style:style style:family="table" style:name="a609f0d">
      <style:table-properties fo:margin-left="0.0mm" style:rel-width="100%" style:width="15.984cm" table:align="left"/>
    </style:style>
    <style:style style:family="table-column" style:name="a462c26">
      <style:table-column-properties style:column-width="7.99mm"/>
    </style:style>
    <style:style style:family="table-column" style:name="ac31efc">
      <style:table-column-properties style:column-width="36.76mm"/>
    </style:style>
    <style:style style:family="table-column" style:name="a6be3e9">
      <style:table-column-properties style:column-width="115.08mm"/>
    </style:style>
  </office:automatic-styles>
  <office:body>
    <office:text>
      <table:table table:style-name="a609f0d">
        <table:table-column table:style-name="a462c26"/>
        <table:table-column table:style-name="ac31efc"/>
        <table:table-column table:style-name="a6be3e9"/>
        <table:table-row>
          <table:table-cell table:style-name="a4f5576">
            <text:p text:style-name="a61d53f"><text:span text:style-name="a32d4cd">1</text:span></text:p>
          </table:table-cell>
          <table:table-cell table:style-name="ac36792">
            <text:p text:style-name="abafec1">2</text:p>
          </table:table-cell>
          <table:table-cell table:style-name="abb397a">
            <text:p text:style-name="a7161ac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4</dc:date>
    <meta:editing-cycles>2</meta:editing-cycles>
    <meta:editing-duration>PT0.005S</meta:editing-duration>
  </office:meta>
</office:document-meta>
</file>